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3.199cm" fo:min-width="18.542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4cm"/>
    </style:style>
    <style:style style:name="gr5" style:family="graphic" style:parent-style-name="standard">
      <style:graphic-properties draw:textarea-horizontal-align="justify" draw:textarea-vertical-align="middle" draw:auto-grow-height="false" fo:min-height="0.283cm" fo:min-width="0cm"/>
    </style:style>
    <style:style style:name="gr6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false" draw:auto-grow-width="false" fo:min-height="5.607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0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4.684cm"/>
    </style:style>
    <style:style style:name="gr9" style:family="graphic" style:parent-style-name="objectwithoutfill">
      <style:graphic-properties svg:stroke-width="0.051cm" svg:stroke-color="#000000" draw:marker-start-width="0.355cm" draw:marker-end="Arrow_20_concave" draw:marker-end-width="0.60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3.3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3.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2.432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draw:auto-grow-height="true" fo:min-height="8.571cm"/>
    </style:style>
    <style:style style:name="pr1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7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.26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6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pt" style:font-size-asian="14pt" style:font-size-complex="14pt" fo:hyphenate="false"/>
    </style:style>
    <style:style style:name="P7" style:family="paragraph">
      <loext:graphic-properties draw:fill="none"/>
      <style:paragraph-properties fo:margin-left="0cm" fo:margin-right="0cm" fo:margin-top="0.265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12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4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.26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6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3pt" fo:hyphenate="false"/>
    </style:style>
    <style:style style:name="P24" style:family="paragraph">
      <loext:graphic-properties draw:fill="none" draw:fill-color="#ffffff"/>
      <style:text-properties fo:font-size="16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top="0cm" fo:margin-bottom="0cm" fo:text-align="start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13" style:family="text">
      <style:text-properties fo:font-size="18pt"/>
    </style:style>
    <style:style style:name="T14" style:family="text">
      <style:text-properties fo:font-size="16pt"/>
    </style:style>
    <style:style style:name="T15" style:family="text">
      <style:text-properties style:text-position="super 58%" fo:font-size="16pt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Calibri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563c1" style:text-line-through-style="none" style:text-line-through-type="none" style:text-position="0% 100%" style:font-name="Calibri" fo:font-size="21pt" fo:letter-spacing="normal" fo:font-style="normal" style:text-underline-style="solid" style:text-underline-width="auto" style:text-underline-color="font-color" fo:font-weight="normal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9.049cm" svg:height="2.154cm" svg:x="3.175cm" svg:y="4.83cm" presentation:class="title" presentation:user-transformed="true">
          <draw:text-box>
            <text:p text:style-name="P1"><text:span text:style-name="T1">Vim 8 Essentials</text:span></text:p>
          </draw:text-box>
        </draw:frame>
        <draw:frame draw:name="Subtitle 2" presentation:style-name="pr2" draw:text-style-name="P4" draw:layer="layout" svg:width="19.049cm" svg:height="3.452cm" svg:x="3.175cm" svg:y="7.51cm" presentation:class="subtitle" presentation:user-transformed="true">
          <draw:text-box>
            <text:p text:style-name="P3"><text:span text:style-name="T2">Ketan M. (km</text:span><text:span text:style-name="T3">0</text:span><text:span text:style-name="T4">@ornl.gov)</text:span></text:p>
            <text:p text:style-name="P3"><text:span text:style-name="T4">Oak Ridge National Laboratory</text:span></text:p>
          </draw:text-box>
        </draw:frame>
        <draw:frame draw:name="Slide Number Placeholder 3" presentation:style-name="pr3" draw:text-style-name="P6" draw:layer="layout" svg:width="2.506cm" svg:height="0.761cm" svg:x="22.647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Subtitle 2" draw:style-name="gr1" draw:text-style-name="P7" draw:layer="layout" svg:width="19.049cm" svg:height="3.452cm" svg:x="3.598cm" svg:y="10.7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3.968cm" svg:height="10.476cm" svg:x="3.81cm" svg:y="2.123cm" draw:page-number="1" presentation:class="page"/>
          <draw:frame draw:name="Notes Placeholder 2" presentation:style-name="pr4" draw:text-style-name="P8" draw:layer="layout" svg:width="20.319cm" svg:height="7.5cm" svg:x="2.54cm" svg:y="9.168cm" presentation:class="notes" presentation:placeholder="true" presentation:user-transformed="true">
            <draw:text-box/>
          </draw:frame>
          <draw:frame draw:name="Slide Number Placeholder 3" presentation:style-name="pr5" draw:text-style-name="P10" draw:layer="layout" svg:width="11.006cm" svg:height="0.955cm" svg:x="14.387cm" svg:y="18.094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able of Content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Table of Contents</text:span></text:p>
          </draw:text-box>
        </draw:frame>
        <draw:frame draw:name="Content Placeholder 2" presentation:style-name="pr7" draw:text-style-name="P13" draw:layer="layout" svg:width="21.907cm" svg:height="9.072cm" svg:x="1.746cm" svg:y="3.806cm" presentation:class="outline" presentation:user-transformed="true">
          <draw:text-box>
            <text:list text:style-name="L3">
              <text:list-item>
                <text:p text:style-name="P12"><text:span text:style-name="T8">Part 1: Overview and Logistics </text:span></text:p>
              </text:list-item>
              <text:list-item>
                <text:p text:style-name="P12"><text:span text:style-name="T8">Part 2: Basics </text:span></text:p>
              </text:list-item>
              <text:list-item>
                <text:p text:style-name="P12"><text:span text:style-name="T8">Part 3: Modes </text:span></text:p>
              </text:list-item>
              <text:list-item>
                <text:p text:style-name="P12"><text:span text:style-name="T8">Part 4: Visual Mode </text:span></text:p>
              </text:list-item>
              <text:list-item>
                <text:p text:style-name="P12"><text:span text:style-name="T8">Part 5: Resource file and tuning </text:span></text:p>
              </text:list-item>
              <text:list-item>
                <text:p text:style-name="P12"><text:span text:style-name="T8">Part 6: Topic</text:span></text:p>
              </text:list-item>
              <text:list-item>
                <text:p text:style-name="P12"><text:span text:style-name="T8">Part 7: vim from elsewhere</text:span></text:p>
              </text:list-item>
              <text:list-item>
                <text:p text:style-name="P12"><text:span text:style-name="T8">Part 8: Miscellaneous </text:span></text:p>
              </text:list-item>
              <text:list-item>
                <text:p text:style-name="P12"><text:span text:style-name="T8">Summary</text:span></text:p>
              </text:list-item>
              <text:list-item>
                <text:p text:style-name="P12"><text:span text:style-name="T8">Practice and Exercises (if time permits else Offline)</text:span></text:p>
              </text:list-item>
            </text:list>
            <text:p text:style-name="P12"><text:span text:style-name="T8"/></text:p>
          </draw:text-box>
        </draw:frame>
        <draw:frame draw:name="Slide Number Placeholder 3" presentation:style-name="pr8" draw:text-style-name="P6" draw:layer="layout" svg:width="2.571cm" svg:height="0.761cm" svg:x="22.575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7cm" svg:height="7.142cm" svg:x="6.351cm" svg:y="1.447cm" draw:page-number="2" presentation:class="page"/>
          <draw:frame draw:name="Notes Placeholder 2" presentation:style-name="pr9" draw:text-style-name="P8" draw:layer="layout" svg:width="20.319cm" svg:height="7.5cm" svg:x="2.54cm" svg:y="9.168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11.006cm" svg:height="0.955cm" svg:x="14.387cm" svg:y="18.094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rt 1: Overview and Logistic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5.935cm" presentation:class="title" presentation:user-transformed="true">
          <draw:text-box>
            <text:p text:style-name="P1"><text:span text:style-name="T7">Part 1: Overview and Logistics</text:span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2" draw:style-name="gr3" draw:text-style-name="P16" draw:layer="layout" svg:width="2.116cm" svg:height="0.682cm" svg:x="21.126cm" svg:y="12.483cm">
          <text:p text:style-name="P15"><text:span text:style-name="T10">back to 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6" draw:layer="layout" svg:width="8.127cm" svg:height="1.013cm" svg:x="8.694cm" svg:y="8.218cm">
          <text:p text:style-name="P15"><text:span text:style-name="T11">orientation and practical stu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3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Overview: What shall we learn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403cm" presentation:class="title" presentation:user-transformed="true">
          <draw:text-box>
            <text:p text:style-name="P1"><text:span text:style-name="T7">Overview: What shall we learn</text:span></text:p>
          </draw:text-box>
        </draw:frame>
        <draw:frame draw:name="Content Placeholder 2" presentation:style-name="pr7" draw:text-style-name="P13" draw:layer="layout" svg:width="22.571cm" svg:height="9.072cm" svg:x="1.746cm" svg:y="3.329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Being fluent and comfortable</text:span></text:p>
              </text:list-item>
            </text:list>
            <text:p text:style-name="P18"><text:span text:style-name="T12"/></text:p>
            <text:list text:continue-numbering="true" text:style-name="L3">
              <text:list-item>
                <text:p text:style-name="P19"><text:span text:style-name="T12">We do not cover:</text:span></text:p>
              </text:list-item>
            </text:list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style-name="gr4" draw:text-style-name="P20" draw:layer="layout" svg:width="14.224cm" svg:height="6.264cm" svg:x="11.176cm" svg:y="4.067cm">
          <draw:text-box>
            <text:p><text:span text:style-name="T13">~ <text:s text:c="53"/></text:span></text:p>
            <text:p><text:span text:style-name="T13">~ <text:s text:c="53"/></text:span></text:p>
            <text:p><text:span text:style-name="T13">:ve</text:span></text:p>
            <text:p><text:span text:style-name="T13">VIM - Vi IMproved 8.2 (2019 Dec 12, compiled May 31 2020 15:53:42)</text:span></text:p>
            <text:p><text:span text:style-name="T13">Included patches: 1-866</text:span></text:p>
            <text:p><text:span text:style-name="T13"/></text:p>
          </draw:text-box>
        </draw:frame>
        <presentation:notes draw:style-name="dp2">
          <draw:page-thumbnail draw:name="Slide Image Placeholder 1" draw:style-name="gr2" draw:layer="layout" svg:width="12.697cm" svg:height="7.142cm" svg:x="6.351cm" svg:y="1.447cm" draw:page-number="4" presentation:class="page"/>
          <draw:frame draw:name="Notes Placeholder 2" presentation:style-name="pr12" draw:text-style-name="P8" draw:layer="layout" svg:width="20.319cm" svg:height="7.5cm" svg:x="2.54cm" svg:y="9.168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11.006cm" svg:height="0.955cm" svg:x="14.387cm" svg:y="18.094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Title_20_and_20_Content" presentation:presentation-page-layout-name="AL2T11">
        <draw:custom-shape draw:style-name="gr5" draw:text-style-name="P22" draw:layer="layout" svg:width="0.406cm" svg:height="0.533cm" svg:x="12.474cm" svg:y="3.31cm">
          <text:p text:style-name="P21"><text:span text:style-name="T14"><text:s text:c="10"/></text:span></text:p>
          <draw:enhanced-geometry svg:viewBox="0 0 21600 21600" draw:type="rectangle" draw:enhanced-path="M 0 0 L 21600 0 21600 21600 0 21600 0 0 Z N"/>
        </draw:custom-shape>
        <draw:frame draw:name="Title 1" presentation:style-name="pr13" draw:text-style-name="P23" draw:layer="layout" svg:width="21.907cm" svg:height="1.717cm" svg:x="1.746cm" svg:y="0.061cm" presentation:class="title" presentation:user-transformed="true">
          <draw:text-box>
            <text:p text:style-name="P1"><text:span text:style-name="T7">Example text</text:span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24" draw:layer="layout" svg:width="13.462cm" svg:height="6.31cm" svg:x="11.684cm" svg:y="3.048cm">
          <draw:text-box>
            <text:list text:style-name="L1">
              <text:list-header>
                <text:p><text:span text:style-name="T14">You know what kind of plan never fails? </text:span></text:p>
                <text:p><text:span text:style-name="T14">No plan at all.</text:span></text:p>
                <text:p><text:span text:style-name="T14"/></text:p>
                <text:p><text:span text:style-name="T14">If you make a plan, life never works out that way. That's why people shouldn't make plans.</text:span></text:p>
              </text:list-header>
            </text:list>
          </draw:text-box>
        </draw:frame>
        <draw:frame draw:style-name="gr7" draw:text-style-name="P24" draw:layer="layout" svg:width="11.019cm" svg:height="6.259cm" svg:x="0.157cm" svg:y="3.139cm">
          <draw:text-box>
            <text:list text:style-name="L1">
              <text:list-item>
                <text:p><text:span text:style-name="T14">2 paragraphs</text:span></text:p>
              </text:list-item>
              <text:list-item>
                <text:p><text:span text:style-name="T14">1</text:span><text:span text:style-name="T15">st</text:span><text:span text:style-name="T14"> paragraph has 2 sentences in 2 lines.</text:span></text:p>
              </text:list-item>
              <text:list-item>
                <text:p><text:span text:style-name="T14">2</text:span><text:span text:style-name="T15">nd</text:span><text:span text:style-name="T14"> paragraph has 2 sentences in 1 line.</text:span></text:p>
              </text:list-item>
              <text:list-item>
                <text:p><text:span text:style-name="T14">Cursor position denoted by </text:span></text:p>
              </text:list-item>
            </text:list>
          </draw:text-box>
        </draw:frame>
        <draw:custom-shape draw:style-name="gr5" draw:text-style-name="P22" draw:layer="layout" svg:width="0.406cm" svg:height="0.533cm" svg:x="8.236cm" svg:y="7.246cm">
          <text:p text:style-name="P21"><text:span text:style-name="T14"><text:s text:c="10"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697cm" svg:height="7.142cm" svg:x="6.351cm" svg:y="1.447cm" draw:page-number="5" presentation:class="page"/>
          <draw:frame presentation:style-name="pr11" draw:text-style-name="P25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Slides and practice data for download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Slides and practice data for download</text:span></text:p>
          </draw:text-box>
        </draw:frame>
        <draw:frame draw:name="Content Placeholder 2" presentation:style-name="pr7" draw:text-style-name="P13" draw:layer="layout" svg:width="21.907cm" svg:height="9.072cm" svg:x="1.746cm" svg:y="3.806cm" presentation:class="outline" presentation:user-transformed="true">
          <draw:text-box>
            <text:list text:style-name="L3">
              <text:list-item>
                <text:p text:style-name="P12"><text:span text:style-name="T8">Slides and two text files available for practice</text:span></text:p>
              </text:list-item>
            </text:list>
            <text:p text:style-name="P18"><text:span text:style-name="T16"><text:a xlink:href="https://code.ornl.gov/km0/lisa19" xlink:type="simple">https://c</text:a></text:span></text:p>
            <text:list text:continue-numbering="true" text:style-name="L3">
              <text:list-item>
                <text:p text:style-name="P19"><text:span text:style-name="T8">s.py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2">Python source file</text:span></text:p>
                  </text:list-item>
                </text:list>
              </text:list-item>
              <text:list-item>
                <text:p text:style-name="P19"><text:span text:style-name="T8">prose.txt</text:span></text:p>
                <text:list>
                  <text:list-item>
                    <text:p text:style-name="P26"><text:span text:style-name="T2">Prose with sentences and paragraph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6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About You and Me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About You and Me</text:span></text:p>
          </draw:text-box>
        </draw:frame>
        <draw:frame draw:name="Content Placeholder 2" presentation:style-name="pr7" draw:text-style-name="P13" draw:layer="layout" svg:width="21.907cm" svg:height="9.072cm" svg:x="1.746cm" svg:y="3.806cm" presentation:class="outline" presentation:user-transformed="true">
          <draw:text-box>
            <text:list text:style-name="L3">
              <text:list-item>
                <text:p text:style-name="P12"><text:span text:style-name="T8">Basic exposure to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">c</text:span></text:p>
                  </text:list-item>
                </text:list>
              </text:list-item>
              <text:list-item>
                <text:p text:style-name="P12"><text:span text:style-name="T8">About Me</text:span></text:p>
                <text:list>
                  <text:list-item>
                    <text:p text:style-name="P27"><text:span text:style-name="T2">Linux Engineer at Oak Ridge National Laboratory</text:span></text:p>
                  </text:list-item>
                  <text:list-item>
                    <text:p text:style-name="P27"><text:span text:style-name="T2">vim enthusias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7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rt 2: Basic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4.789cm" presentation:class="title" presentation:user-transformed="true">
          <draw:text-box>
            <text:p text:style-name="P1"><text:span text:style-name="T7">part 2: Basics</text:span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4" draw:style-name="gr3" draw:text-style-name="P16" draw:layer="layout" svg:width="2.116cm" svg:height="0.682cm" svg:x="21.126cm" svg:y="12.483cm">
          <text:p text:style-name="P15"><text:span text:style-name="T10">back to 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6" draw:layer="layout" svg:width="12.513cm" svg:height="1.013cm" svg:x="6.078cm" svg:y="7.632cm">
          <text:p text:style-name="P15"><text:span text:style-name="T11">welcome to the school of text editing wizardr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8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modes</text:span></text:p>
          </draw:text-box>
        </draw:frame>
        <draw:frame draw:name="Content Placeholder 2" presentation:style-name="pr7" draw:text-style-name="P13" draw:layer="layout" svg:width="21.907cm" svg:height="9.072cm" svg:x="1.746cm" svg:y="3.806cm" presentation:class="outline" presentation:user-transformed="true">
          <draw:text-box>
            <text:list text:style-name="L3">
              <text:list-item>
                <text:p text:style-name="P12"><text:span text:style-name="T8">Normal mode</text:span></text:p>
              </text:list-item>
              <text:list-item>
                <text:p text:style-name="P12"><text:span text:style-name="T8">Command/Ex mode</text:span></text:p>
              </text:list-item>
              <text:list-item>
                <text:p text:style-name="P12"><text:span text:style-name="T8">Insert mode</text:span></text:p>
              </text:list-item>
              <text:list-item>
                <text:p text:style-name="P12"><text:span text:style-name="T8">Visual mode</text:span></text:p>
                <text:p text:style-name="P12"><text:span text:style-name="T8"/></text:p>
              </text:list-item>
            </text:list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9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modes</text:span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style-name="gr8" draw:text-style-name="P20" xml:id="id1" draw:id="id1" draw:layer="layout" svg:width="5.184cm" svg:height="1.969cm" svg:x="9.906cm" svg:y="7.055cm">
          <draw:text-box>
            <text:p><text:span text:style-name="T13">Command mode</text:span></text:p>
          </draw:text-box>
        </draw:frame>
        <draw:connector draw:style-name="gr9" draw:text-style-name="P28" draw:layer="layout" draw:type="curve" svg:x1="9.906cm" svg:y1="8.039cm" svg:x2="10.759cm" svg:y2="4.304cm" draw:start-shape="id1" draw:start-glue-point="3" svg:d="M9906 8039c-750 0-1176-3735 853-3735" svg:viewBox="0 0 1476 3736">
          <text:p/>
        </draw:connector>
        <draw:frame draw:style-name="gr10" draw:text-style-name="P20" draw:layer="layout" svg:width="3.812cm" svg:height="1.969cm" svg:x="1.806cm" svg:y="7.055cm">
          <draw:text-box>
            <text:p><text:span text:style-name="T13">insert mode</text:span></text:p>
          </draw:text-box>
        </draw:frame>
        <draw:frame draw:style-name="gr11" draw:text-style-name="P20" draw:layer="layout" svg:width="3.88cm" svg:height="1.969cm" svg:x="19.206cm" svg:y="7.055cm">
          <draw:text-box>
            <text:p><text:span text:style-name="T13">visual mode</text:span></text:p>
          </draw:text-box>
        </draw:frame>
        <draw:frame draw:style-name="gr12" draw:text-style-name="P20" draw:layer="layout" svg:width="2.932cm" svg:height="1.969cm" svg:x="9.906cm" svg:y="9.457cm">
          <draw:text-box>
            <text:p><text:span text:style-name="T13">ex mode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0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rt 8: Miscellaneous Utilitie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5.238cm" presentation:class="title" presentation:user-transformed="true">
          <draw:text-box>
            <text:p text:style-name="P1"><text:span text:style-name="T7">part 8: Miscellaneous Utilities</text:span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4" draw:style-name="gr3" draw:text-style-name="P16" draw:layer="layout" svg:width="2.116cm" svg:height="0.682cm" svg:x="21.126cm" svg:y="12.483cm">
          <text:p text:style-name="P15"><text:span text:style-name="T10">back to 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30" draw:layer="layout" svg:width="7.132cm" svg:height="1.013cm" svg:x="9.134cm" svg:y="8.234cm">
          <text:p text:style-name="P29"><text:span text:style-name="T11">handy like midnight sn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11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Random stuff - 1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Random stuff - 1</text:span></text:p>
          </draw:text-box>
        </draw:frame>
        <draw:frame draw:name="Content Placeholder 2" presentation:style-name="pr7" draw:text-style-name="P13" draw:layer="layout" svg:width="21.907cm" svg:height="9.072cm" svg:x="1.746cm" svg:y="3.806cm" presentation:class="outline" presentation:user-transformed="true">
          <draw:text-box>
            <text:list text:style-name="L3">
              <text:list-item>
                <text:p text:style-name="P12"><text:span text:style-name="T8">R</text:span></text:p>
              </text:list-item>
            </text:list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2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Random stuff - 2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Random stuff - 2</text:span></text:p>
          </draw:text-box>
        </draw:frame>
        <draw:frame draw:name="Content Placeholder 2" presentation:style-name="pr7" draw:text-style-name="P13" draw:layer="layout" svg:width="21.907cm" svg:height="9.072cm" svg:x="1.746cm" svg:y="3.806cm" presentation:class="outline" presentation:user-transformed="true">
          <draw:text-box>
            <text:list text:style-name="L3">
              <text:list-item>
                <text:p text:style-name="P12"><text:span text:style-name="T8">R</text:span></text:p>
              </text:list-item>
            </text:list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3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Summary</text:span></text:p>
          </draw:text-box>
        </draw:frame>
        <draw:frame draw:name="Content Placeholder 2" presentation:style-name="pr7" draw:text-style-name="P13" draw:layer="layout" svg:width="21.907cm" svg:height="9.072cm" svg:x="1.746cm" svg:y="3.806cm" presentation:class="outline" presentation:user-transformed="true">
          <draw:text-box>
            <text:list text:style-name="L3">
              <text:list-item>
                <text:p text:style-name="P12"><text:span text:style-name="T8">L</text:span></text:p>
              </text:list-item>
            </text:list>
            <text:p text:style-name="P12"><text:span text:style-name="T8"/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4" draw:style-name="gr3" draw:text-style-name="P16" draw:layer="layout" svg:width="2.116cm" svg:height="0.682cm" svg:x="21.126cm" svg:y="12.483cm">
          <text:p text:style-name="P15"><text:span text:style-name="T10">back to 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14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Credits, references and resource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Credits, references and resources</text:span></text:p>
          </draw:text-box>
        </draw:frame>
        <draw:frame draw:name="Content Placeholder 2" presentation:style-name="pr7" draw:text-style-name="P13" draw:layer="layout" svg:width="21.907cm" svg:height="9.072cm" svg:x="1.746cm" svg:y="3.806cm" presentation:class="outline" presentation:user-transformed="true">
          <draw:text-box>
            <text:list text:style-name="L3">
              <text:list-item>
                <text:p text:style-name="P12"><text:span text:style-name="T8">The man, info and doc pages</text:span></text:p>
              </text:list-item>
            </text:list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7cm" svg:height="7.142cm" svg:x="6.351cm" svg:y="1.447cm" draw:page-number="15" presentation:class="page"/>
          <draw:frame draw:name="Notes Placeholder 2" presentation:style-name="pr14" draw:text-style-name="P32" draw:layer="layout" svg:width="20.319cm" svg:height="7.5cm" svg:x="2.54cm" svg:y="9.168cm" presentation:class="notes" presentation:user-transformed="true">
            <draw:text-box>
              <text:p text:style-name="P31"><text:span text:style-name="T17">http://www.catb.org/esr/writings/taoup/html/ch10s05.html</text:span></text:p>
            </draw:text-box>
          </draw:frame>
          <draw:frame draw:name="Slide Number Placeholder 3" presentation:style-name="pr10" draw:text-style-name="P10" draw:layer="layout" svg:width="11.006cm" svg:height="0.955cm" svg:x="14.387cm" svg:y="18.094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Where to go from here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Where to go from here</text:span></text:p>
          </draw:text-box>
        </draw:frame>
        <draw:frame draw:name="Content Placeholder 2" presentation:style-name="pr7" draw:text-style-name="P13" draw:layer="layout" svg:width="21.907cm" svg:height="9.072cm" svg:x="1.746cm" svg:y="3.806cm" presentation:class="outline" presentation:user-transformed="true">
          <draw:text-box>
            <text:list text:style-name="L3">
              <text:list-item>
                <text:p text:style-name="P12"><text:span text:style-name="T18"><text:a xlink:href="http://www.github.com/jlevy/the-art-of-command-line" xlink:type="simple">github.com/jlevy/the-art-of-command-line</text:a></text:span></text:p>
              </text:list-item>
              <text:list-item>
                <text:p text:style-name="P12"><text:span text:style-name="T18"><text:a xlink:href="http://www.jeroenjanssens.com/2013/08/16/quickly-navigate-your-filesystem-from-the-command-line.html" xlink:type="simple">jeroenjanssens.com/2013/08/16/quickly-navigate-your-filesystem-from-the-command-line.html</text:a></text:span></text:p>
              </text:list-item>
            </text:list>
            <text:p text:style-name="P12"><text:span text:style-name="T8"/></text:p>
            <text:p text:style-name="P12"><text:span text:style-name="T8"/></text:p>
            <text:p text:style-name="P18"><text:span text:style-name="T8"/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6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Thank you for your time and attention&#10;Questions?" draw:style-name="dp1" draw:master-page-name="Title_20_and_20_Content" presentation:presentation-page-layout-name="AL2T11">
        <draw:frame draw:name="Title 1" presentation:style-name="pr15" draw:text-style-name="P11" draw:layer="layout" svg:width="21.907cm" svg:height="2.187cm" svg:x="1.746cm" svg:y="6.056cm" presentation:class="title" presentation:user-transformed="true">
          <draw:text-box>
            <text:p text:style-name="P1"><text:span text:style-name="T7">Thank you for your time and attention</text:span><text:span text:style-name="T7"><text:line-break/></text:span><text:span text:style-name="T7">Questions?</text:span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7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ractice and Exercise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Practice and Exercises</text:span></text:p>
          </draw:text-box>
        </draw:frame>
        <draw:frame draw:name="Content Placeholder 2" presentation:style-name="pr16" draw:text-style-name="P13" draw:layer="layout" svg:width="21.907cm" svg:height="9.072cm" svg:x="1.746cm" svg:y="3.806cm" presentation:class="outline" presentation:user-transformed="true">
          <draw:text-box>
            <text:list text:style-name="L3">
              <text:list-item>
                <text:p text:style-name="P12"><text:span text:style-name="T8">Create</text:span></text:p>
              </text:list-item>
            </text:list>
            <text:p text:style-name="P12"><text:span text:style-name="T8"/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8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Alternative location for Slides and Data" draw:style-name="dp1" draw:master-page-name="Title_20_and_20_Content" presentation:presentation-page-layout-name="AL2T11">
        <draw:frame draw:name="Title 1" presentation:style-name="pr6" draw:text-style-name="P11" draw:layer="layout" svg:width="21.907cm" svg:height="2.763cm" svg:x="1.746cm" svg:y="0.761cm" presentation:class="title" presentation:user-transformed="true">
          <draw:text-box>
            <text:p text:style-name="P1"><text:span text:style-name="T7">Alternative location for Slides and Data</text:span></text:p>
          </draw:text-box>
        </draw:frame>
        <draw:frame draw:name="Content Placeholder 2" presentation:style-name="pr17" draw:text-style-name="P13" draw:layer="layout" svg:width="24.151cm" svg:height="9.072cm" svg:x="0.667cm" svg:y="3.806cm" presentation:class="outline" presentation:user-transformed="true">
          <draw:text-box>
            <text:p text:style-name="P3"><text:span text:style-name="T16"><text:a xlink:href="https://github.com/ketancmaheshwari/lisa19" xlink:type="simple">https://</text:a></text:span><text:span text:style-name="T16"><text:a xlink:href="https://github.com/ketancmaheshwari/lisa19" xlink:type="simple">github.com</text:a></text:span><text:span text:style-name="T16"><text:a xlink:href="https://github.com/ketancmaheshwari/lisa19" xlink:type="simple">/</text:a></text:span><text:span text:style-name="T16"><text:a xlink:href="https://github.com/ketancmaheshwari/lisa19" xlink:type="simple">ketancmaheshwari</text:a></text:span><text:span text:style-name="T16"><text:a xlink:href="https://github.com/ketancmaheshwari/lisa19" xlink:type="simple">/lisa19</text:a></text:span></text:p>
          </draw:text-box>
        </draw:frame>
        <draw:frame draw:name="Slide Number Placeholder 3" presentation:style-name="pr8" draw:text-style-name="P6" draw:layer="layout" svg:width="5.714cm" svg:height="0.761cm" svg:x="17.939cm" svg:y="13.25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9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 draw:line-distance="0.81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Open Sans Light" fo:font-family="'Open Sans Light'" style:font-style-name="Light" style:font-family-generic="swiss" style:font-pitch="variable" fo:font-size="16pt" fo:font-style="normal" fo:text-shadow="none" style:text-underline-style="none" fo:font-weight="250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0.952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9.049cm" svg:height="4.977cm" svg:x="3.175cm" svg:y="2.339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714cm" svg:height="0.761cm" svg:x="1.746cm" svg:y="13.253cm" presentation:class="date-time" presentation:user-transformed="true">
        <draw:text-box>
          <text:p text:style-name="MP7"><text:span text:style-name="MT3"><text:date style:data-style-name="D4" text:date-value="2020-06-04">06/04/2020</text:date></text:span></text:p>
        </draw:text-box>
      </draw:frame>
      <draw:frame draw:name="Footer Placeholder 4" presentation:style-name="Mpr2" draw:text-style-name="MP8" draw:layer="backgroundobjects" svg:width="8.572cm" svg:height="0.761cm" svg:x="8.414cm" svg:y="13.253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0.761cm" svg:x="17.939cm" svg:y="13.25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1.907cm" svg:height="2.763cm" svg:x="1.746cm" svg:y="0.761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1.907cm" svg:height="9.072cm" svg:x="1.746cm" svg:y="3.806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0.761cm" svg:x="1.746cm" svg:y="13.253cm" presentation:class="date-time" presentation:user-transformed="true">
        <draw:text-box>
          <text:p text:style-name="MP7"><text:span text:style-name="MT3"><text:date style:data-style-name="D4" text:date-value="2020-06-04">06/04/2020</text:date></text:span></text:p>
        </draw:text-box>
      </draw:frame>
      <draw:frame draw:name="Footer Placeholder 4" presentation:style-name="Mpr7" draw:text-style-name="MP8" draw:layer="backgroundobjects" svg:width="8.572cm" svg:height="0.761cm" svg:x="8.414cm" svg:y="13.253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714cm" svg:height="0.761cm" svg:x="17.939cm" svg:y="13.25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3">
        <draw:page-thumbnail presentation:style-name="Title_20_and_20_Content-title" draw:layer="backgroundobjects" svg:width="12.697cm" svg:height="7.142cm" svg:x="6.351cm" svg:y="1.447cm" presentation:class="page"/>
        <draw:frame presentation:style-name="Title_20_and_20_Content-notes" draw:layer="backgroundobjects" svg:width="20.319cm" svg:height="8.571cm" svg:x="2.54cm" svg:y="9.048cm" presentation:class="notes" presentation:placeholder="true">
          <draw:text-box/>
        </draw:frame>
        <draw:frame presentation:style-name="Mpr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inux Power Tools</dc:title>
    <meta:initial-creator>Microsoft Office User</meta:initial-creator>
    <meta:editing-cycles>1932</meta:editing-cycles>
    <meta:print-date>2019-10-28T17:12:39</meta:print-date>
    <meta:creation-date>2016-08-27T04:51:03</meta:creation-date>
    <dc:date>2020-06-04T21:39:14.342231656</dc:date>
    <meta:editing-duration>P30DT22H22M55S</meta:editing-duration>
    <meta:generator>LibreOffice/5.3.6.1$Linux_X86_64 LibreOffice_project/30$Build-1</meta:generator>
    <meta:document-statistic meta:object-count="1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Office Theme" xlink:href=""/>
  </office:meta>
</office:document-meta>
</file>